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1.5007in" style:rel-column-width="2160*"/>
    </style:style>
    <style:style style:name="Table1.B" style:family="table-column">
      <style:table-column-properties style:column-width="2.375in" style:rel-column-width="3419*"/>
    </style:style>
    <style:style style:name="Table1.C" style:family="table-column">
      <style:table-column-properties style:column-width="2.8194in" style:rel-column-width="4059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1d9ca" officeooo:paragraph-rsid="0001d9ca"/>
    </style:style>
    <style:style style:name="P2" style:family="paragraph" style:parent-style-name="Standard">
      <style:text-properties officeooo:rsid="00031bd6" officeooo:paragraph-rsid="00049f09"/>
    </style:style>
    <style:style style:name="P3" style:family="paragraph" style:parent-style-name="Standard">
      <style:text-properties officeooo:rsid="00031bd6" officeooo:paragraph-rsid="00089df0"/>
    </style:style>
    <style:style style:name="P4" style:family="paragraph" style:parent-style-name="Standard">
      <style:paragraph-properties fo:text-align="center" style:justify-single-word="false"/>
      <style:text-properties fo:font-size="10pt" officeooo:rsid="0001d9ca" officeooo:paragraph-rsid="0001d9ca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fo:font-size="10pt" officeooo:rsid="00031bd6" officeooo:paragraph-rsid="00031bd6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fo:font-size="10pt" officeooo:rsid="000de0b5" officeooo:paragraph-rsid="000de0b5" style:font-size-asian="10pt" style:font-size-complex="10pt"/>
    </style:style>
    <style:style style:name="P7" style:family="paragraph" style:parent-style-name="Standard">
      <style:text-properties officeooo:rsid="00089df0" officeooo:paragraph-rsid="00089df0"/>
    </style:style>
    <style:style style:name="P8" style:family="paragraph" style:parent-style-name="Standard">
      <style:paragraph-properties fo:text-align="start" style:justify-single-word="false"/>
      <style:text-properties fo:font-weight="bold" officeooo:rsid="000a8fee" officeooo:paragraph-rsid="000a8fee" style:font-weight-asian="bold" style:font-weight-complex="bold"/>
    </style:style>
    <style:style style:name="P9" style:family="paragraph" style:parent-style-name="Standard">
      <style:text-properties fo:font-weight="bold" officeooo:rsid="000a8fee" officeooo:paragraph-rsid="000a8fee" style:font-weight-asian="bold" style:font-weight-complex="bold"/>
    </style:style>
    <style:style style:name="P10" style:family="paragraph" style:parent-style-name="Standard">
      <style:text-properties officeooo:rsid="000c6b33" officeooo:paragraph-rsid="000c6b33"/>
    </style:style>
    <style:style style:name="P11" style:family="paragraph" style:parent-style-name="Standard">
      <style:text-properties officeooo:rsid="000c6b33" officeooo:paragraph-rsid="000de0b5"/>
    </style:style>
    <style:style style:name="P12" style:family="paragraph" style:parent-style-name="Standard">
      <style:paragraph-properties fo:text-align="end" style:justify-single-word="false"/>
      <style:text-properties officeooo:rsid="000c6b33" officeooo:paragraph-rsid="000de0b5"/>
    </style:style>
    <style:style style:name="P13" style:family="paragraph" style:parent-style-name="Standard">
      <style:text-properties officeooo:rsid="000c6b33" officeooo:paragraph-rsid="000f930d"/>
    </style:style>
    <style:style style:name="P14" style:family="paragraph" style:parent-style-name="Standard">
      <style:text-properties officeooo:rsid="000c6b33" officeooo:paragraph-rsid="000fceb1"/>
    </style:style>
    <style:style style:name="P15" style:family="paragraph" style:parent-style-name="Standard">
      <style:text-properties officeooo:rsid="000de0b5" officeooo:paragraph-rsid="000de0b5"/>
    </style:style>
    <style:style style:name="P16" style:family="paragraph" style:parent-style-name="Standard">
      <style:text-properties officeooo:rsid="000de0b5" officeooo:paragraph-rsid="000f930d"/>
    </style:style>
    <style:style style:name="P17" style:family="paragraph" style:parent-style-name="Standard">
      <style:text-properties officeooo:rsid="000de0b5" officeooo:paragraph-rsid="0001d9ca"/>
    </style:style>
    <style:style style:name="P18" style:family="paragraph" style:parent-style-name="Standard">
      <style:text-properties officeooo:rsid="000e5f9f" officeooo:paragraph-rsid="000e5f9f"/>
    </style:style>
    <style:style style:name="P19" style:family="paragraph" style:parent-style-name="Standard">
      <style:text-properties officeooo:rsid="000e5f9f" officeooo:paragraph-rsid="000f930d"/>
    </style:style>
    <style:style style:name="P20" style:family="paragraph" style:parent-style-name="Standard">
      <style:text-properties officeooo:rsid="00049f09" officeooo:paragraph-rsid="00089df0"/>
    </style:style>
    <style:style style:name="P21" style:family="paragraph" style:parent-style-name="Standard">
      <style:text-properties officeooo:rsid="00049f09" officeooo:paragraph-rsid="000a8fee"/>
    </style:style>
    <style:style style:name="P22" style:family="paragraph" style:parent-style-name="Standard">
      <style:text-properties officeooo:rsid="000f930d" officeooo:paragraph-rsid="000f930d"/>
    </style:style>
    <style:style style:name="P23" style:family="paragraph" style:parent-style-name="Standard">
      <style:text-properties officeooo:rsid="000f930d" officeooo:paragraph-rsid="000fceb1"/>
    </style:style>
    <style:style style:name="P24" style:family="paragraph" style:parent-style-name="Standard">
      <style:text-properties officeooo:rsid="000fceb1" officeooo:paragraph-rsid="000fceb1"/>
    </style:style>
    <style:style style:name="P25" style:family="paragraph" style:parent-style-name="Footer">
      <style:paragraph-properties fo:text-align="end" style:justify-single-word="false"/>
    </style:style>
    <style:style style:name="P26" style:family="paragraph" style:parent-style-name="Standard">
      <style:text-properties officeooo:rsid="000f930d" officeooo:paragraph-rsid="000f930d"/>
    </style:style>
    <style:style style:name="P27" style:family="paragraph" style:parent-style-name="Standard">
      <style:text-properties officeooo:rsid="000f930d" officeooo:paragraph-rsid="0010553b"/>
    </style:style>
    <style:style style:name="P28" style:family="paragraph" style:parent-style-name="Standard">
      <style:paragraph-properties fo:text-align="start" style:justify-single-word="false"/>
      <style:text-properties officeooo:rsid="000f930d" officeooo:paragraph-rsid="000fceb1"/>
    </style:style>
    <style:style style:name="P29" style:family="paragraph" style:parent-style-name="Standard">
      <style:paragraph-properties fo:text-align="start" style:justify-single-word="false"/>
      <style:text-properties officeooo:rsid="000c6b33" officeooo:paragraph-rsid="000c6b33"/>
    </style:style>
    <style:style style:name="P30" style:family="paragraph" style:parent-style-name="Standard">
      <style:paragraph-properties fo:text-align="start" style:justify-single-word="false"/>
      <style:text-properties officeooo:rsid="000c6b33" officeooo:paragraph-rsid="000de0b5"/>
    </style:style>
    <style:style style:name="P31" style:family="paragraph" style:parent-style-name="Standard">
      <style:text-properties officeooo:rsid="000c6b33" officeooo:paragraph-rsid="0010553b"/>
    </style:style>
    <style:style style:name="P32" style:family="paragraph" style:parent-style-name="Standard">
      <style:text-properties officeooo:rsid="000c6b33" officeooo:paragraph-rsid="000c6b33"/>
    </style:style>
    <style:style style:name="P33" style:family="paragraph" style:parent-style-name="Standard">
      <style:text-properties officeooo:rsid="0010553b" officeooo:paragraph-rsid="0010553b"/>
    </style:style>
    <style:style style:name="P34" style:family="paragraph" style:parent-style-name="Standard">
      <style:text-properties officeooo:rsid="0010553b" officeooo:paragraph-rsid="00128640"/>
    </style:style>
    <style:style style:name="P35" style:family="paragraph" style:parent-style-name="Standard">
      <style:paragraph-properties fo:text-align="start" style:justify-single-word="false"/>
      <style:text-properties fo:font-weight="bold" officeooo:rsid="0014315e" officeooo:paragraph-rsid="0014315e" style:font-weight-asian="bold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weight="bold" officeooo:rsid="00159eed" officeooo:paragraph-rsid="00159eed" style:font-weight-asian="bold" style:font-weight-complex="bold"/>
    </style:style>
    <style:style style:name="P37" style:family="paragraph" style:parent-style-name="Standard">
      <style:text-properties fo:font-weight="bold" officeooo:rsid="0001d702" officeooo:paragraph-rsid="0001d702" style:font-weight-asian="bold" style:font-weight-complex="bold"/>
    </style:style>
    <style:style style:name="P38" style:family="paragraph" style:parent-style-name="Standard">
      <style:text-properties fo:font-weight="bold" officeooo:rsid="0001d9ca" officeooo:paragraph-rsid="0001d9ca" style:font-weight-asian="bold" style:font-weight-complex="bold"/>
    </style:style>
    <style:style style:name="P39" style:family="paragraph" style:parent-style-name="Standard">
      <style:text-properties officeooo:rsid="00128640" officeooo:paragraph-rsid="00128640"/>
    </style:style>
    <style:style style:name="P40" style:family="paragraph" style:parent-style-name="Standard">
      <style:paragraph-properties fo:text-align="start" style:justify-single-word="false"/>
      <style:text-properties officeooo:rsid="0014315e" officeooo:paragraph-rsid="0014315e"/>
    </style:style>
    <style:style style:name="P41" style:family="paragraph" style:parent-style-name="Standard">
      <style:text-properties officeooo:rsid="000de0b5" officeooo:paragraph-rsid="000e5f9f"/>
    </style:style>
    <style:style style:name="P42" style:family="paragraph" style:parent-style-name="Standard">
      <style:text-properties officeooo:rsid="000de0b5" officeooo:paragraph-rsid="001e7f9c"/>
    </style:style>
    <style:style style:name="P43" style:family="paragraph" style:parent-style-name="Standard">
      <style:text-properties officeooo:rsid="00159eed" officeooo:paragraph-rsid="00159eed"/>
    </style:style>
    <style:style style:name="P44" style:family="paragraph" style:parent-style-name="Standard">
      <style:text-properties officeooo:rsid="0001d702" officeooo:paragraph-rsid="0001d702"/>
    </style:style>
    <style:style style:name="P45" style:family="paragraph" style:parent-style-name="Standard">
      <style:paragraph-properties fo:text-align="center" style:justify-single-word="false"/>
      <style:text-properties officeooo:rsid="0001d702" officeooo:paragraph-rsid="0001d702"/>
    </style:style>
    <style:style style:name="P46" style:family="paragraph" style:parent-style-name="Standard">
      <style:paragraph-properties fo:text-align="center" style:justify-single-word="false"/>
      <style:text-properties officeooo:rsid="0001d702" officeooo:paragraph-rsid="00167c4b"/>
    </style:style>
    <style:style style:name="P47" style:family="paragraph" style:parent-style-name="Standard">
      <style:paragraph-properties fo:text-align="center" style:justify-single-word="false"/>
      <style:text-properties officeooo:rsid="00167c4b" officeooo:paragraph-rsid="00167c4b"/>
    </style:style>
    <style:style style:name="P48" style:family="paragraph" style:parent-style-name="Standard">
      <style:text-properties officeooo:rsid="0001d9ca" officeooo:paragraph-rsid="00167c4b"/>
    </style:style>
    <style:style style:name="P49" style:family="paragraph" style:parent-style-name="Standard">
      <style:text-properties officeooo:rsid="0001d9ca" officeooo:paragraph-rsid="00089df0"/>
    </style:style>
    <style:style style:name="P50" style:family="paragraph" style:parent-style-name="Standard">
      <style:paragraph-properties fo:text-align="center" style:justify-single-word="false"/>
      <style:text-properties officeooo:rsid="0001d9ca" officeooo:paragraph-rsid="00089df0"/>
    </style:style>
    <style:style style:name="P51" style:family="paragraph" style:parent-style-name="Standard">
      <style:paragraph-properties fo:text-align="center" style:justify-single-word="false"/>
      <style:text-properties officeooo:rsid="0001d9ca" officeooo:paragraph-rsid="0001d9ca"/>
    </style:style>
    <style:style style:name="P52" style:family="paragraph" style:parent-style-name="Standard">
      <style:paragraph-properties fo:text-align="center" style:justify-single-word="false"/>
      <style:text-properties fo:font-size="10pt" officeooo:rsid="0001d9ca" officeooo:paragraph-rsid="0001d9ca" style:font-size-asian="10pt" style:font-size-complex="10pt"/>
    </style:style>
    <style:style style:name="P53" style:family="paragraph" style:parent-style-name="Standard">
      <style:paragraph-properties fo:text-align="center" style:justify-single-word="false"/>
      <style:text-properties fo:font-size="10pt" officeooo:rsid="0001d9ca" officeooo:paragraph-rsid="00031bd6" style:font-size-asian="10pt" style:font-size-complex="10pt"/>
    </style:style>
    <style:style style:name="P54" style:family="paragraph" style:parent-style-name="Standard">
      <style:paragraph-properties fo:text-align="center" style:justify-single-word="false"/>
      <style:text-properties fo:font-size="10pt" officeooo:rsid="0001d9ca" officeooo:paragraph-rsid="000de0b5" style:font-size-asian="10pt" style:font-size-complex="10pt"/>
    </style:style>
    <style:style style:name="P55" style:family="paragraph" style:parent-style-name="Standard">
      <style:paragraph-properties fo:text-align="center" style:justify-single-word="false"/>
      <style:text-properties fo:font-size="10pt" officeooo:rsid="000665d4" officeooo:paragraph-rsid="000665d4" style:font-size-asian="10pt" style:font-size-complex="10pt"/>
    </style:style>
    <style:style style:name="P56" style:family="paragraph" style:parent-style-name="Standard">
      <style:paragraph-properties fo:text-align="center" style:justify-single-word="false"/>
      <style:text-properties fo:font-size="10pt" officeooo:rsid="000665d4" officeooo:paragraph-rsid="00167c4b" style:font-size-asian="10pt" style:font-size-complex="10pt"/>
    </style:style>
    <style:style style:name="P57" style:family="paragraph" style:parent-style-name="Standard">
      <style:paragraph-properties fo:text-align="center" style:justify-single-word="false"/>
      <style:text-properties fo:font-size="10pt" officeooo:rsid="00031bd6" officeooo:paragraph-rsid="00031bd6" style:font-size-asian="10pt" style:font-size-complex="10pt"/>
    </style:style>
    <style:style style:name="P58" style:family="paragraph" style:parent-style-name="Standard">
      <style:paragraph-properties fo:text-align="center" style:justify-single-word="false"/>
      <style:text-properties fo:font-size="10pt" officeooo:rsid="00031bd6" officeooo:paragraph-rsid="00167c4b" style:font-size-asian="10pt" style:font-size-complex="10pt"/>
    </style:style>
    <style:style style:name="P59" style:family="paragraph" style:parent-style-name="Standard">
      <style:paragraph-properties fo:text-align="center" style:justify-single-word="false"/>
      <style:text-properties fo:font-size="10pt" officeooo:rsid="000de0b5" officeooo:paragraph-rsid="00167c4b" style:font-size-asian="10pt" style:font-size-complex="10pt"/>
    </style:style>
    <style:style style:name="P60" style:family="paragraph" style:parent-style-name="Standard">
      <style:text-properties officeooo:rsid="00089df0" officeooo:paragraph-rsid="000a8fee"/>
    </style:style>
    <style:style style:name="P61" style:family="paragraph" style:parent-style-name="Standard">
      <style:text-properties officeooo:rsid="001a36c4" officeooo:paragraph-rsid="001a36c4"/>
    </style:style>
    <style:style style:name="P62" style:family="paragraph" style:parent-style-name="Standard">
      <style:paragraph-properties fo:text-align="start" style:justify-single-word="false"/>
      <style:text-properties officeooo:rsid="00031bd6" officeooo:paragraph-rsid="000a8fee"/>
    </style:style>
    <style:style style:name="P63" style:family="paragraph" style:parent-style-name="Standard">
      <style:text-properties officeooo:rsid="001c20a4" officeooo:paragraph-rsid="001c20a4"/>
    </style:style>
    <style:style style:name="P64" style:family="paragraph" style:parent-style-name="Standard">
      <style:paragraph-properties fo:text-align="start" style:justify-single-word="false"/>
      <style:text-properties officeooo:rsid="001c20a4" officeooo:paragraph-rsid="001c20a4"/>
    </style:style>
    <style:style style:name="P65" style:family="paragraph" style:parent-style-name="Standard">
      <style:text-properties officeooo:rsid="000fceb1" officeooo:paragraph-rsid="000fceb1"/>
    </style:style>
    <style:style style:name="T1" style:family="text">
      <style:text-properties officeooo:rsid="0001d702"/>
    </style:style>
    <style:style style:name="T2" style:family="text">
      <style:text-properties officeooo:rsid="00031bd6"/>
    </style:style>
    <style:style style:name="T3" style:family="text">
      <style:text-properties officeooo:rsid="00049f09"/>
    </style:style>
    <style:style style:name="T4" style:family="text">
      <style:text-properties officeooo:rsid="000665d4"/>
    </style:style>
    <style:style style:name="T5" style:family="text">
      <style:text-properties officeooo:rsid="0006f0b6"/>
    </style:style>
    <style:style style:name="T6" style:family="text">
      <style:text-properties officeooo:rsid="00089df0"/>
    </style:style>
    <style:style style:name="T7" style:family="text">
      <style:text-properties officeooo:rsid="000a8fee"/>
    </style:style>
    <style:style style:name="T8" style:family="text">
      <style:text-properties officeooo:rsid="000c6b33"/>
    </style:style>
    <style:style style:name="T9" style:family="text">
      <style:text-properties officeooo:rsid="000de0b5"/>
    </style:style>
    <style:style style:name="T10" style:family="text">
      <style:text-properties officeooo:rsid="000e5f9f"/>
    </style:style>
    <style:style style:name="T11" style:family="text">
      <style:text-properties officeooo:rsid="000f930d"/>
    </style:style>
    <style:style style:name="T12" style:family="text">
      <style:text-properties officeooo:rsid="000fceb1"/>
    </style:style>
    <style:style style:name="T13" style:family="text">
      <style:text-properties officeooo:rsid="00121b3d"/>
    </style:style>
    <style:style style:name="T14" style:family="text">
      <style:text-properties officeooo:rsid="00128640"/>
    </style:style>
    <style:style style:name="T15" style:family="text">
      <style:text-properties officeooo:rsid="00167c4b"/>
    </style:style>
    <style:style style:name="T16" style:family="text">
      <style:text-properties style:font-name="Liberation Serif1" officeooo:rsid="00167c4b"/>
    </style:style>
    <style:style style:name="T17" style:family="text">
      <style:text-properties officeooo:rsid="00173273"/>
    </style:style>
    <style:style style:name="T18" style:family="text">
      <style:text-properties officeooo:rsid="001a36c4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173273" style:font-weight-asian="bold" style:font-weight-complex="bold"/>
    </style:style>
    <style:style style:name="T21" style:family="text">
      <style:text-properties officeooo:rsid="001c20a4"/>
    </style:style>
    <style:style style:name="T22" style:family="text">
      <style:text-properties officeooo:rsid="001e7f9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Zasady obliczania punktów za publikacje </text:p>
      <text:p text:style-name="P46">interpretacja zapisów rozporządzenia z dn. 28 lutego 2019, Dz. U. poz. 392</text:p>
      <text:p text:style-name="P45"/>
      <text:p text:style-name="P47">Jarosław Arabas</text:p>
      <text:p text:style-name="P47">21.08.2019</text:p>
      <text:p text:style-name="P45"/>
      <text:p text:style-name="P44"><text:span text:style-name="T19">Oznaczenia:</text:span></text:p>
      <text:p text:style-name="P37"/>
      <text:p text:style-name="P48">w<text:span text:style-name="T3">(x,y)</text:span> – <text:span text:style-name="T3">kwant punktowej wartości przeliczeniowej autora x w dziele y</text:span></text:p>
      <text:p text:style-name="P1"><text:span text:style-name="T5">u(x,y)</text:span> – <text:span text:style-name="T3">udział jednostkowy autora x w dziele y; ułamek z zakresu (0,1]</text:span></text:p>
      <text:p text:style-name="P15">z(x,y) – przedstawienie do ewaluacji <text:span text:style-name="T22">wkładu autora x w </text:span>dzieł<text:span text:style-name="T22">o</text:span> y ; może mieć wartość 0 albo 1</text:p>
      <text:p text:style-name="P51"/>
      <text:p text:style-name="P51"/>
      <text:p text:style-name="P38">Wartości nominalne <text:span text:style-name="T3">i</text:span> przeliczeniowe <text:span text:style-name="T15">publikacji:</text:span></text:p>
      <text:p text:style-name="P38"/>
      <text:p text:style-name="P1">W zależności od liczby punktów nominalnych za publikację <text:span text:style-name="T22">oraz liczby współautorów</text:span>, stosowane są następujące wartości przeliczeniowe dla dzieł: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typ publikacji</text:p>
          </table:table-cell>
          <table:table-cell table:style-name="Table1.A1" office:value-type="string">
            <text:p text:style-name="P4">wartość nominalna <text:span text:style-name="T6">P(y)</text:span></text:p>
          </table:table-cell>
          <table:table-cell table:style-name="Table1.C1" office:value-type="string">
            <text:p text:style-name="P54">wartość przeliczeniowa <text:span text:style-name="T6">Pc(y)</text:span></text:p>
          </table:table-cell>
        </table:table-row>
        <table:table-row>
          <table:table-cell table:style-name="Table1.A2" office:value-type="string">
            <text:p text:style-name="P4">artykuł</text:p>
          </table:table-cell>
          <table:table-cell table:style-name="Table1.A2" office:value-type="string">
            <text:p text:style-name="P4">20</text:p>
          </table:table-cell>
          <table:table-cell table:style-name="Table1.C2" office:value-type="string">
            <text:p text:style-name="P4"><text:span text:style-name="T4">m</text:span>ax (<text:span text:style-name="T4">20 </text:span>k/m, 2)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40</text:p>
          </table:table-cell>
          <table:table-cell table:style-name="Table1.C2" office:value-type="string">
            <text:p text:style-name="P4"><text:span text:style-name="T4">m</text:span>ax (<text:span text:style-name="T4">40 </text:span>sqrt(k/m), 4)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70</text:p>
          </table:table-cell>
          <table:table-cell table:style-name="Table1.C2" office:value-type="string">
            <text:p text:style-name="P4">max (<text:span text:style-name="T4">70 </text:span>sqrt(k/m), 7)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100</text:p>
          </table:table-cell>
          <table:table-cell table:style-name="Table1.C2" office:value-type="string">
            <text:p text:style-name="P4">100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140</text:p>
          </table:table-cell>
          <table:table-cell table:style-name="Table1.C2" office:value-type="string">
            <text:p text:style-name="P4">140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200</text:p>
          </table:table-cell>
          <table:table-cell table:style-name="Table1.C2" office:value-type="string">
            <text:p text:style-name="P4">200</text:p>
          </table:table-cell>
        </table:table-row>
        <table:table-row>
          <table:table-cell table:style-name="Table1.A2" office:value-type="string">
            <text:p text:style-name="P5">monografia (autorstwo)</text:p>
          </table:table-cell>
          <table:table-cell table:style-name="Table1.A2" office:value-type="string">
            <text:p text:style-name="P5">20</text:p>
          </table:table-cell>
          <table:table-cell table:style-name="Table1.C2" office:value-type="string">
            <text:p text:style-name="P53">max (<text:span text:style-name="T5">20 </text:span>k/m, 2)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5">80</text:p>
          </table:table-cell>
          <table:table-cell table:style-name="Table1.C2" office:value-type="string">
            <text:p text:style-name="P53">max (<text:span text:style-name="T5">80 </text:span>sqrt(k/m), <text:span text:style-name="T2">8</text:span>)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5">200</text:p>
          </table:table-cell>
          <table:table-cell table:style-name="Table1.C2" office:value-type="string">
            <text:p text:style-name="P5">200</text:p>
          </table:table-cell>
        </table:table-row>
        <table:table-row>
          <table:table-cell table:style-name="Table1.A2" office:value-type="string">
            <text:p text:style-name="P5">monografia (redakcja)</text:p>
          </table:table-cell>
          <table:table-cell table:style-name="Table1.A2" office:value-type="string">
            <text:p text:style-name="P58"><text:span text:style-name="T15">5 </text:span>(nominalna 20)</text:p>
          </table:table-cell>
          <table:table-cell table:style-name="Table1.C2" office:value-type="string">
            <text:p text:style-name="P53">max (<text:span text:style-name="T5">5 </text:span>k/m, <text:span text:style-name="T2">0.5</text:span>)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58"><text:span text:style-name="T15">20 </text:span>(nominalna 80)</text:p>
          </table:table-cell>
          <table:table-cell table:style-name="Table1.C2" office:value-type="string">
            <text:p text:style-name="P53">max (<text:span text:style-name="T5">20 </text:span>sqrt(k/m), <text:span text:style-name="T2">2</text:span>)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58"><text:span text:style-name="T15">100 </text:span>(nominalna 200)</text:p>
          </table:table-cell>
          <table:table-cell table:style-name="Table1.C2" office:value-type="string">
            <text:p text:style-name="P5">100</text:p>
          </table:table-cell>
        </table:table-row>
        <table:table-row>
          <table:table-cell table:style-name="Table1.A2" office:value-type="string">
            <text:p text:style-name="P5">monografia (rozdział)</text:p>
          </table:table-cell>
          <table:table-cell table:style-name="Table1.A2" office:value-type="string">
            <text:p text:style-name="P58"><text:span text:style-name="T15">5 </text:span>(nominalna 20)</text:p>
          </table:table-cell>
          <table:table-cell table:style-name="Table1.C2" office:value-type="string">
            <text:p text:style-name="P53">max (<text:span text:style-name="T5">5 </text:span>k/m, <text:span text:style-name="T2">0.5</text:span>)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58"><text:span text:style-name="T15">20 </text:span>(nominalna 80)</text:p>
          </table:table-cell>
          <table:table-cell table:style-name="Table1.C2" office:value-type="string">
            <text:p text:style-name="P53">max (<text:span text:style-name="T5">20 </text:span>sqrt(k/m), <text:span text:style-name="T2">2</text:span>)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58"><text:span text:style-name="T15">50 </text:span>(nominalna 200)</text:p>
          </table:table-cell>
          <table:table-cell table:style-name="Table1.C2" office:value-type="string">
            <text:p text:style-name="P5">50</text:p>
          </table:table-cell>
        </table:table-row>
        <table:table-row>
          <table:table-cell table:style-name="Table1.A2" office:value-type="string">
            <text:p text:style-name="P55">Artykuł recenzyjny</text:p>
          </table:table-cell>
          <table:table-cell table:style-name="Table1.A2" office:value-type="string">
            <text:p text:style-name="P6">5 <text:span text:style-name="T15">(nominalna 20)</text:span></text:p>
          </table:table-cell>
          <table:table-cell table:style-name="Table1.C2" office:value-type="string">
            <text:p text:style-name="P4">max (<text:span text:style-name="T4">5 </text:span>k/m, <text:span text:style-name="T4">0.5</text:span>)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59">10 <text:span text:style-name="T15">(nominalna 40)</text:span></text:p>
          </table:table-cell>
          <table:table-cell table:style-name="Table1.C2" office:value-type="string">
            <text:p text:style-name="P4">max (<text:span text:style-name="T4">10 </text:span>sqrt(k/m), <text:span text:style-name="T4">1</text:span>)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59">17.5 <text:span text:style-name="T15">(nominalna 70)</text:span></text:p>
          </table:table-cell>
          <table:table-cell table:style-name="Table1.C2" office:value-type="string">
            <text:p text:style-name="P4">max (<text:span text:style-name="T4">17.5 </text:span>sqrt(k/m), <text:span text:style-name="T4">1.</text:span>7<text:span text:style-name="T4">5</text:span>)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59">25 <text:span text:style-name="T15">(nominalna 100)</text:span></text:p>
          </table:table-cell>
          <table:table-cell table:style-name="Table1.C2" office:value-type="string">
            <text:p text:style-name="P55">25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59">35 <text:span text:style-name="T15">(nominalna 140)</text:span></text:p>
          </table:table-cell>
          <table:table-cell table:style-name="Table1.C2" office:value-type="string">
            <text:p text:style-name="P55">35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59">50 <text:span text:style-name="T15">(nominalna 200)</text:span></text:p>
          </table:table-cell>
          <table:table-cell table:style-name="Table1.C2" office:value-type="string">
            <text:p text:style-name="P55">50</text:p>
          </table:table-cell>
        </table:table-row>
        <table:table-row>
          <table:table-cell table:style-name="Table1.A2" office:value-type="string">
            <text:p text:style-name="P55">Przekład, edycja źródeł <text:span text:style-name="T15">(autorstwo)</text:span></text:p>
          </table:table-cell>
          <table:table-cell table:style-name="Table1.A2" office:value-type="string">
            <text:p text:style-name="P59">5<text:span text:style-name="T15"> (nominalna 20)</text:span></text:p>
          </table:table-cell>
          <table:table-cell table:style-name="Table1.C2" office:value-type="string">
            <text:p text:style-name="P53">max (<text:span text:style-name="T4">5 </text:span>k/m, <text:span text:style-name="T4">0.5</text:span>)</text:p>
          </table:table-cell>
        </table:table-row>
        <table:table-row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9">20<text:span text:style-name="T15"> (nominalna 80)</text:span></text:p>
          </table:table-cell>
          <table:table-cell table:style-name="Table1.C2" office:value-type="string">
            <text:p text:style-name="P53">max (<text:span text:style-name="T4">20 </text:span>sqrt(k/m), <text:span text:style-name="T4">2</text:span>)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9">50<text:span text:style-name="T15"> (nominalna 200)</text:span></text:p>
          </table:table-cell>
          <table:table-cell table:style-name="Table1.C2" office:value-type="string">
            <text:p text:style-name="P55">50</text:p>
          </table:table-cell>
        </table:table-row>
        <text:soft-page-break/>
        <table:table-row>
          <table:table-cell table:style-name="Table1.A2" office:value-type="string">
            <text:p text:style-name="P56">Przekład, edycja źródeł <text:span text:style-name="T15"><text:s/>(redakcja)</text:span></text:p>
          </table:table-cell>
          <table:table-cell table:style-name="Table1.A2" office:value-type="string">
            <text:p text:style-name="P59">1.25<text:span text:style-name="T15"> (nominalna 20)</text:span></text:p>
          </table:table-cell>
          <table:table-cell table:style-name="Table1.C2" office:value-type="string">
            <text:p text:style-name="P53">max (<text:span text:style-name="T4">1.25 </text:span>k/m, <text:span text:style-name="T4">0.125</text:span>)</text:p>
          </table:table-cell>
        </table:table-row>
        <table:table-row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9">5<text:span text:style-name="T15"> (nominalna 80)</text:span></text:p>
          </table:table-cell>
          <table:table-cell table:style-name="Table1.C2" office:value-type="string">
            <text:p text:style-name="P53">max (<text:span text:style-name="T4">5 </text:span>sqrt(k/m), <text:span text:style-name="T4">0.5</text:span>)</text:p>
          </table:table-cell>
        </table:table-row>
        <table:table-row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59">25<text:span text:style-name="T15"> (nominalna 200)</text:span></text:p>
          </table:table-cell>
          <table:table-cell table:style-name="Table1.C2" office:value-type="string">
            <text:p text:style-name="P55"><text:span text:style-name="T5">2</text:span>5</text:p>
          </table:table-cell>
        </table:table-row>
        <table:table-row>
          <table:table-cell table:style-name="Table1.A2" office:value-type="string">
            <text:p text:style-name="P55">Przekład, edycja źródeł <text:span text:style-name="T15">(rozdział)</text:span></text:p>
          </table:table-cell>
          <table:table-cell table:style-name="Table1.A2" office:value-type="string">
            <text:p text:style-name="P59">1.25<text:span text:style-name="T15"> (nominalna 20)</text:span></text:p>
          </table:table-cell>
          <table:table-cell table:style-name="Table1.C2" office:value-type="string">
            <text:p text:style-name="P53">max (<text:span text:style-name="T4">1.25 </text:span>k/m, <text:span text:style-name="T4">0.125</text:span>)</text:p>
          </table:table-cell>
        </table:table-row>
        <table:table-row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9">5<text:span text:style-name="T15"> (nominalna 80)</text:span></text:p>
          </table:table-cell>
          <table:table-cell table:style-name="Table1.C2" office:value-type="string">
            <text:p text:style-name="P53">max (<text:span text:style-name="T4">5 </text:span>sqrt(k/m), <text:span text:style-name="T4">0.5</text:span>)</text:p>
          </table:table-cell>
        </table:table-row>
        <table:table-row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59">12.5<text:span text:style-name="T15"> (nominalna 200)</text:span></text:p>
          </table:table-cell>
          <table:table-cell table:style-name="Table1.C2" office:value-type="string">
            <text:p text:style-name="P55">12.5</text:p>
          </table:table-cell>
        </table:table-row>
      </table:table>
      <text:p text:style-name="P1"/>
      <text:p text:style-name="P1"><text:tab/><text:tab/></text:p>
      <text:p text:style-name="P2"><text:span text:style-name="T3">oznaczenia </text:span>w tabeli </text:p>
      <text:p text:style-name="P3">k – liczb<text:span text:style-name="T3">a</text:span> współautorów/współredaktorów <text:span text:style-name="T1">zgłaszających osiągnięcie w ocenianej jednostce, będących pracownikiem bad. lub bad.- dyd., uwzględnionym lub nie w liczbie N, lub doktorantem</text:span></text:p>
      <text:p text:style-name="P2"><text:span text:style-name="T4">m</text:span> – liczb<text:span text:style-name="T3">a</text:span> współautorów/współredaktorów <text:span text:style-name="T3">ogółem</text:span></text:p>
      <text:p text:style-name="P2"/>
      <text:p text:style-name="P60">UWAGA: do <text:span text:style-name="T7">liczby k </text:span>nie są brani studenci, ani <text:span text:style-name="T18">osoby na </text:span>etat<text:span text:style-name="T18">ach</text:span> dydaktyczn<text:span text:style-name="T18">ych</text:span>, <text:span text:style-name="T17">natomiast liczba m uwzględnia wszystkich współautorów</text:span></text:p>
      <text:p text:style-name="P60"/>
      <text:p text:style-name="P63">UWAGA: w przypadku dyscypliny informatyka techniczna i telekomunikacja, jako artykuł uznaje się <text:span text:style-name="T22">również </text:span>referat w materiałach konferencyjnych</text:p>
      <text:p text:style-name="P62"/>
      <text:p text:style-name="P62"/>
      <text:p text:style-name="P62"/>
      <text:p text:style-name="P8"><text:span text:style-name="T17">Podział punktów za publikacje na współautorów</text:span>:</text:p>
      <text:p text:style-name="P8"/>
      <text:p text:style-name="P20">udział jednostkowy autora x dzieła y oblicza się jako</text:p>
      <text:p text:style-name="P7">u(x,y) = P(<text:span text:style-name="T8">y</text:span>)/(Pc(<text:span text:style-name="T8">y</text:span>)*k)</text:p>
      <text:p text:style-name="P7"/>
      <text:p text:style-name="P21">kwant punktowej wartości przeliczeniowej autora x dzieła y oblicza się jako</text:p>
      <text:p text:style-name="P49">w<text:span text:style-name="T3">(x,y)=P(y)/k</text:span></text:p>
      <text:p text:style-name="P49"/>
      <text:p text:style-name="P61">UWAGA: w podziale punktów biorą udział pracownicy bad. lub bad.-dyd. i doktoranci, z których każdy upoważnił jednostkę do zgłoszenia publikacji; nie biorą w tym udziału studenci.</text:p>
      <text:p text:style-name="P50"/>
      <text:p text:style-name="P50"/>
      <text:p text:style-name="P50"/>
      <text:p text:style-name="P50"/>
      <text:p text:style-name="P9">Ograniczenia <text:span text:style-name="T17">zgłoszanych dzieł dla autora:</text:span></text:p>
      <text:p text:style-name="P17"/>
      <text:p text:style-name="P15"><text:span text:style-name="T11">1. limit zgłaszanego współautorstwa dzieł </text:span>dla pracowników bad. i bad.-dyd., <text:span text:style-name="T10">zarówno w N jak i poza N:</text:span></text:p>
      <text:p text:style-name="P12"/>
      <text:p text:style-name="P11">Σ<text:span text:style-name="T9"> u</text:span>(<text:span text:style-name="T9">n,y) z(n,y) &lt;= 4 udział(n)</text:span></text:p>
      <text:p text:style-name="P16">gdzie </text:p>
      <text:p text:style-name="P22">n jest pracownikiem</text:p>
      <text:p text:style-name="P16">udział(n) oznacza średnią wartość iloczynu wymiaru czasu pracy i udziału w dyscyplinie; <text:span text:style-name="T10">jeśli druga dyscyplina nie jest ewaluowana w jednostce, wówczas udział zwiększa się o 0.25;</text:span></text:p>
      <text:p text:style-name="P18">jeśli udział jest mniejszy niż 0.25, wówczas przyjmuje się wartość 0.25</text:p>
      <text:p text:style-name="P18">jeśli udział jest większy niż 1, wówczas przyjmuje się wartość 1</text:p>
      <text:p text:style-name="P15"><text:soft-page-break/></text:p>
      <text:p text:style-name="P42"><text:span text:style-name="T12">2. limit zgłaszanego współautorstwa monografii </text:span>dla pracowników bad. i bad.-dyd., <text:span text:style-name="T10">zarówno w N jak i poza N:</text:span></text:p>
      <text:p text:style-name="P16"/>
      <text:p text:style-name="P16"><text:span text:style-name="T16">Σ</text:span> <text:span text:style-name="T10">u(n,y) z(n,y) &lt;= 2 udział(n) </text:span></text:p>
      <text:p text:style-name="P22">gdzie n jest pracownikiem</text:p>
      <text:p text:style-name="P19"><text:span text:style-name="T11">y jest publikacją </text:span>będąc<text:span text:style-name="T11">ą</text:span> autorstwem, redakcją lub rozdziałami w monografiach za nie więcej niż 100 punktów nominalnych</text:p>
      <text:p text:style-name="P24">udział(n) – opisany jak wyżej</text:p>
      <text:p text:style-name="P24"/>
      <text:p text:style-name="P22">UWAGA: ograniczenie to obejmuje również tłumaczenia i opracowania</text:p>
      <text:p text:style-name="P41"/>
      <text:p text:style-name="P42"><text:span text:style-name="T11">3. limit zgłaszanego współautorstwa </text:span>dla doktorantów <text:span text:style-name="T22">(tzn. słuchaczy szkoły doktorskiej)</text:span></text:p>
      <text:p text:style-name="P11">Σ<text:span text:style-name="T9"> u</text:span>(<text:span text:style-name="T9">d,y) z(d,y) &lt;= 4 </text:span></text:p>
      <text:p text:style-name="P22">gdzie d jest doktorantem</text:p>
      <text:p text:style-name="P22"/>
      <text:p text:style-name="P22">UWAGA: doktoranci nie są objęci ograniczeniem związanym z monografiami <text:span text:style-name="T12">i</text:span> rozdziałami w nich; <text:span text:style-name="T12">okres trwania studiów doktoranckich nie jest uwzględniany</text:span></text:p>
      <text:p text:style-name="P30"/>
      <text:p text:style-name="P30"/>
      <text:p text:style-name="P22"><text:span text:style-name="T19">Ograniczenia </text:span><text:span text:style-name="T20">zgłaszanych dzieł </text:span><text:span text:style-name="T19">dla jednostki ewaluowanej:</text:span></text:p>
      <text:p text:style-name="P10"/>
      <text:p text:style-name="P22">1. <text:s/>ograniczenie ogólnej liczby dzieł</text:p>
      <text:p text:style-name="P13"/>
      <text:p text:style-name="P31">Σ<text:span text:style-name="T9"> u</text:span>(<text:span text:style-name="T9">x,y) z(x,y) &lt;= 3 N – 3 N_0 <text:s/>– 6 N_1 – 6 N_2</text:span></text:p>
      <text:p text:style-name="P22">gdzie </text:p>
      <text:p text:style-name="P22">x – autorzy, którzy upoważnili jednostkę</text:p>
      <text:p text:style-name="P22">y – ich publikacje</text:p>
      <text:p text:style-name="P33">N_<text:span text:style-name="T14">0</text:span> – liczba pracowników deklarujących przynależność do N w którymś z zatrudniających podmiotów, <text:span text:style-name="T13">którzy nie upoważnili jednostki do żadnej publikacji</text:span></text:p>
      <text:p text:style-name="P33">N_<text:span text:style-name="T14">1</text:span> – liczba pracowników <text:span text:style-name="T14">bad. lub bad.-dyd., <text:s/>prowadzących działalność naukową</text:span>, ale nie deklarujących przynależności do N w żadnym z zatrudniających podmiotów</text:p>
      <text:p text:style-name="P34">N_<text:span text:style-name="T14">2</text:span> - liczba pracowników <text:span text:style-name="T14">bad. lub bad.-dyd., </text:span><text:s/><text:span text:style-name="T14">którzy </text:span>nie deklar<text:span text:style-name="T14">owali </text:span>przynależności do <text:span text:style-name="T14">dyscypliny </text:span></text:p>
      <text:p text:style-name="P34"/>
      <text:p text:style-name="P39">UWAGA: N_0, N_1, N_2 dotyczą pracowników, którzy byli zatrudnieni w okresie objętym ewaluacją łącznie przez min. 24 miesiące, a nie dotyczą pracowników, którzy byli na urlopie bezpłatnym, dla poratowania zdrowia, związanym z rodzicielstwem, byli na zasiłku chorobowym lub pobierali świadczenie rehabilitacyjne</text:p>
      <text:p text:style-name="P39"/>
      <text:p text:style-name="P39">UWAGA: ponieważ N_2 obejmuje pracowników bad. i bad.-dyd., którzy nie deklarowali dyscypliny, każdy taki pracownik jest obciążeniem dla wszystkich dyscyplin ocenianej jednostki.</text:p>
      <text:p text:style-name="P27"/>
      <text:p text:style-name="P27"/>
      <text:p text:style-name="P22">2. ograniczenie liczby monografii i rozdziałów (5%)</text:p>
      <text:p text:style-name="P13"/>
      <text:p text:style-name="P13">Σ<text:span text:style-name="T9"> u</text:span>(<text:span text:style-name="T9">x,y) z(x,y) &lt;= 0.15 N</text:span></text:p>
      <text:p text:style-name="P22">gdzie </text:p>
      <text:p text:style-name="P22">x – autorzy, którzy upoważnili jednostkę</text:p>
      <text:p text:style-name="P22">y – publikacje <text:span text:style-name="T12">będące monografiami autorskimi, ich redakcją, albo rozdziałami, włączając tłumaczenia</text:span></text:p>
      <text:p text:style-name="P22"><text:soft-page-break/></text:p>
      <text:p text:style-name="P22"/>
      <text:p text:style-name="P24">3. ograniczenie liczby dzieł osób spoza N (20% dzieł)</text:p>
      <text:p text:style-name="P14">Σ<text:span text:style-name="T9"> u</text:span>(<text:span text:style-name="T9">x,y) z(x,y) &lt;= 0.6 N</text:span></text:p>
      <text:p text:style-name="P23">gdzie </text:p>
      <text:p text:style-name="P23">x – autorzy, którzy upoważnili jednostkę, <text:span text:style-name="T12">będący doktorantami lub niewłączeni do N</text:span></text:p>
      <text:p text:style-name="P23">y – <text:span text:style-name="T12">ich </text:span>publikacje </text:p>
      <text:p text:style-name="P28"/>
      <text:p text:style-name="P28"/>
      <text:p text:style-name="P28"/>
      <text:p text:style-name="P35">Patenty:</text:p>
      <text:p text:style-name="P29"/>
      <text:p text:style-name="P40">Przyjmuje się następujące wartości patentów:</text:p>
      <text:p text:style-name="P40"/>
      <text:p text:style-name="P40">1. Patent europejski lub jednego z krajów OECD, pod warunkiem jednoczesnego zgłoszenia w Urzędzie Patentowym RP, przyznany jednostce : 100 punktów</text:p>
      <text:p text:style-name="P40">2. Patent przyznany jednostce przez Urząd Patentowy RP: 75 punktów</text:p>
      <text:p text:style-name="P40">3. Patent, którego autorem lub współautorem jest pracownik jednostki: 50 punktów</text:p>
      <text:p text:style-name="P40">4. Wyłączne prawo hodowcy do odmiany rośliny: 50 punktów</text:p>
      <text:p text:style-name="P40">5. Prawo ochronne na wzór użytkowy (niezależnie czy krajowe, czy zagraniczne): 30 punktów</text:p>
      <text:p text:style-name="P40"/>
      <text:p text:style-name="P64">UWAGA: Rozporządzenie nie definiuje, o jakich pracownikach mowa, zatem mogą być to pracownicy dydaktyczni, natomiast nie mogą być niezatrudnieni przez jednostkę doktoranci</text:p>
      <text:p text:style-name="P40"/>
      <text:p text:style-name="P36">Ocena poziomu naukowego prowadzonej przez jednostkę działalności:</text:p>
      <text:p text:style-name="P10"/>
      <text:p text:style-name="P43">Ocena punktowa poziomu naukowego <text:span text:style-name="T21">jednostki ww dyscyplinie</text:span> jest równa</text:p>
      <text:p text:style-name="P43">E= Σ w(x,y) z(x,y) + P</text:p>
      <text:p text:style-name="P43">gdzie </text:p>
      <text:p text:style-name="P43">w(x,y) jest kwantem wartości punktowej współautorstwa dzieła x przez autora y</text:p>
      <text:p text:style-name="P43">z(x,y) spełnia wszystkie ograniczenia wymienione wyżej</text:p>
      <text:p text:style-name="P43">P jest sumą punktów za patenty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4T17:24:37.055836901</meta:creation-date>
    <dc:date>2019-08-21T12:49:34.048104559</dc:date>
    <meta:editing-duration>PT1H47M26S</meta:editing-duration>
    <meta:editing-cycles>17</meta:editing-cycles>
    <meta:generator>LibreOffice/5.1.6.2$Linux_X86_64 LibreOffice_project/10m0$Build-2</meta:generator>
    <dc:creator>Jaroslaw Arabas</dc:creator>
    <meta:printed-by>Jaroslaw Arabas</meta:printed-by>
    <meta:print-date>2019-08-21T12:04:35.512157368</meta:print-date>
    <meta:document-statistic meta:table-count="1" meta:image-count="0" meta:object-count="0" meta:page-count="4" meta:paragraph-count="148" meta:word-count="910" meta:character-count="6165" meta:non-whitespace-character-count="5367"/>
  </office:meta>
</office:document-meta>
</file>